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2.17cm" fo:break-before="auto" style:use-optimal-row-height="true"/>
    </style:style>
    <style:style style:name="ro7" style:family="table-row">
      <style:table-row-properties style:row-height="1.164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1.076cm" fo:break-before="auto" style:use-optimal-row-height="true"/>
    </style:style>
    <style:style style:name="ro10" style:family="table-row">
      <style:table-row-properties style:row-height="1.535cm" fo:break-before="auto" style:use-optimal-row-height="tru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2.0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13_12-40-22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3_13-50-29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13_16-14-39_000.jpg</text:p>
          </table:table-cell>
          <table:table-cell table:style-name="ce16" office:value-type="string">
            <text:p>:m RES 1-3*3 / free# JVEMV6 44#10.3.2_1 / 44. currency / 10. prog-php / 3. admin / 2. extract-ticket-numbers / flowchart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RES 1-3*3 / free# JVEMV6 44#10.3.2_1 / 44. currency / 10. prog-php / 3. admin / 2. extract-ticket-numbers / flowchart">
            <text:p>:m RES 1-3*3 / free# JVEMV6 44#10.3.2_1 / 44. currency / 10. prog-php / 3. admin / 2. extract-ticket-numbers / flowchart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13_18-12-42_000.jpg</text:p>
          </table:table-cell>
          <table:table-cell table:style-name="ce16" office:value-type="string">
            <text:p>:m 1*1 RES / 245 / 『不活性結合・不活性分子の活性化』「二酸化炭素固定化の新展開」　鷹野絢、岩澤伸治 / p.153 (:d-1)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m 1*1 RES / 245 / 『不活性結合・不活性分子の活性化』「二酸化炭素固定化の新展開」　鷹野絢、岩澤伸治 / p.153 (:d-1)">
            <text:p>:m 1*1 RES / 245 / 『不活性結合・不活性分子の活性化』「二酸化炭素固定化の新展開」　鷹野絢、岩澤伸治 / p.153 (:d-1)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13_18-54-38_000.jpg</text:p>
          </table:table-cell>
          <table:table-cell table:style-name="ce20" office:value-type="string">
            <text:p>:m music / log / gt / || s.1:res,research,for=position-table:chord=D▽/5;D▽;D▽/2m;G/Em7▽,score+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music / log / gt / || s.1:res,research,for=position-table:chord=D▽/5;D▽;D▽/2m;G/Em7▽,score+">
            <text:p>:m music / log / gt / || s.1:res,research,for=position-table:chord=D▽/5;D▽;D▽/2m;G/Em7▽,score+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14_04-57-42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14_04-57-50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14_10-41-32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14_11-57-31_000.jpg</text:p>
          </table:table-cell>
          <table:table-cell table:style-name="ce20" office:value-type="string">
            <text:p>:i FX / prog / php / 連下げ３本、集めてみる；any-tendency?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:i FX / prog / php / 連下げ３本、集めてみる；any-tendency?">
            <text:p>:i FX / prog / php / 連下げ３本、集めてみる；any-tendency?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14_11-58-18_000.jpg</text:p>
          </table:table-cell>
          <table:table-cell table:style-name="ce20" office:value-type="string">
            <text:p>:i FX / detect-pattern / 過去１０本；連下げ３本；値段戻しYpips</text:p>
          </table:table-cell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i FX / detect-pattern / 過去１０本；連下げ３本；値段戻しYpips">
            <text:p>:i FX / detect-pattern / 過去１０本；連下げ３本；値段戻しYpips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4_11-31-02_000.mp4</text:p>
          </table:table-cell>
          <table:table-cell table:style-name="ce16" office:value-type="string">
            <text:p>:VIDEO / @自宅 / 体操 / hip-hopダンス、ヒップホップ / h-2020-0412-1 / id=19:var-1 / 足踏み</text:p>
          </table:table-cell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VIDEO / @自宅 / 体操 / hip-hopダンス、ヒップホップ / h-2020-0412-1 / id=19:var-1 / 足踏み">
            <text:p>:VIDEO / @自宅 / 体操 / hip-hopダンス、ヒップホップ / h-2020-0412-1 / id=19:var-1 / 足踏み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3"/>
          <table:table-cell table:number-columns-repeated="1022"/>
        </table:table-row>
        <table:table-row table:style-name="ro8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1X-X / XX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9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2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95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4">2020/04/14</text:date>, <text:time>12:36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4T12:36:24.44</dc:date>
    <dc:creator>iwabuchi ken</dc:creator>
    <meta:editing-duration>P19DT14H8M8S</meta:editing-duration>
    <meta:editing-cycles>7708</meta:editing-cycles>
    <meta:document-statistic meta:table-count="1" meta:cell-count="741" meta:object-count="0"/>
  </office:meta>
</office:document-meta>
</file>